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222D000009B7000003347EB561018F1BFFB2.svg" manifest:media-type="image/svg+xml"/>
  <manifest:file-entry manifest:full-path="Pictures/1000020100000649000000B1BBC498E7D70AE2B2.png" manifest:media-type="image/png"/>
  <manifest:file-entry manifest:full-path="Pictures/100002010000005E0000001F5B4831E1DC13F96F.png" manifest:media-type="image/png"/>
  <manifest:file-entry manifest:full-path="Pictures/100041C60000A64B0000124B0CE5D8B85CF9908E.svg" manifest:media-type="image/svg+xml"/>
  <manifest:file-entry manifest:full-path="Pictures/1000000000000020000000204B249CA79A42C6D7.png" manifest:media-type="image/png"/>
  <manifest:file-entry manifest:full-path="Pictures/10000201000008000000080030E0555723A593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2c3e5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2-title">
      <style:graphic-properties fo:min-height="5.75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subtitle">
      <style:graphic-properties draw:fill-color="#ffffff" draw:auto-grow-height="true" fo:min-height="5.5cm"/>
    </style:style>
    <style:style style:name="pr8" style:family="presentation" style:parent-style-name="Midnightblue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2" draw:layer="layout" svg:width="13.8cm" svg:height="6.6cm" svg:x="7.1cm" svg:y="7.2cm" presentation:class="title" presentation:user-transformed="true">
          <draw:text-box>
            <text:p><text:span text:style-name="T1">Welcome!</text:span><text:span text:style-name="T1"><text:line-break/></text:span><text:span text:style-name="T2"> </text:span><text:line-break/><text:span text:style-name="T1">ようこそ！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CP.CONF 2018</text:span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Introductions</text:span></text:p>
              </text:list-item>
              <text:list-item>
                <text:p text:style-name="P3"><text:span text:style-name="T1">General topics</text:span></text:p>
              </text:list-item>
              <text:list-item>
                <text:p text:style-name="P3"><text:span text:style-name="T1">Code of Condu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1" presentation:presentation-page-layout-name="AL1T0">
        <office:forms form:automatic-focus="false" form:apply-design-mode="false"/>
        <draw:frame presentation:style-name="pr7" draw:text-style-name="P6" draw:layer="layout" svg:width="26cm" svg:height="5.5cm" svg:x="1cm" svg:y="14.5cm" presentation:class="subtitle" presentation:user-transformed="true">
          <draw:text-box>
            <text:p text:style-name="P5"><text:span text:style-name="T4">PCP.CONF 2018</text:span></text:p>
          </draw:text-box>
        </draw:frame>
        <draw:frame draw:name="sponsors-GSoC.svg" draw:style-name="gr2" draw:text-style-name="P7" draw:layer="layout" svg:width="26.144cm" svg:height="3.195cm" svg:x="1.056cm" svg:y="8.4cm">
          <draw:image xlink:href="Pictures/100041C60000A64B0000124B0CE5D8B85CF9908E.svg" xlink:type="simple" xlink:show="embed" xlink:actuate="onLoad">
            <text:p/>
          </draw:image>
          <draw:image xlink:href="Pictures/1000020100000649000000B1BBC498E7D70AE2B2.png" xlink:type="simple" xlink:show="embed" xlink:actuate="onLoad"/>
          <svg:title>logo_lockup_summer_of_code_horizontal_Roboto</svg:title>
          <svg:desc>Created with Sketch.</svg:desc>
        </draw:frame>
        <draw:frame draw:style-name="gr2" draw:text-style-name="P7" draw:layer="layout" svg:width="18.8cm" svg:height="5.815cm" svg:x="4.6cm" svg:y="2.285cm">
          <draw:image xlink:href="Pictures/1000222D000009B7000003347EB561018F1BFFB2.svg" xlink:type="simple" xlink:show="embed" xlink:actuate="onLoad">
            <text:p/>
          </draw:image>
          <draw:image xlink:href="Pictures/100002010000005E0000001F5B4831E1DC13F96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idnightblue3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office:forms form:automatic-focus="false" form:apply-design-mode="false"/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office:forms form:automatic-focus="false" form:apply-design-mode="false"/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15M13S</meta:editing-duration>
    <meta:editing-cycles>18</meta:editing-cycles>
    <meta:generator>LibreOffice/5.4.7.2$Linux_X86_64 LibreOffice_project/40$Build-2</meta:generator>
    <dc:date>2018-06-17T12:55:55.217883564</dc:date>
    <meta:document-statistic meta:object-count="75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